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47.09pt" svg:height="337.21pt" svg:x="68pt" svg:y="563.19pt">
            <draw:object draw:notify-on-update-of-ranges="Sheet1.A1:Sheet1.A159 Sheet1.B1:Sheet1.B52 Sheet1.B54:Sheet1.B107 Sheet1.B109:Sheet1.B1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615" calcext:value-type="float">
            <text:p>86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75" calcext:value-type="float">
            <text:p>96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28" calcext:value-type="float">
            <text:p>123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388" calcext:value-type="float">
            <text:p>133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448" calcext:value-type="float">
            <text:p>144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507" calcext:value-type="float">
            <text:p>155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68" calcext:value-type="float">
            <text:p>16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93" calcext:value-type="float">
            <text:p>17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55" calcext:value-type="float">
            <text:p>189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73" calcext:value-type="float">
            <text:p>21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34" calcext:value-type="float">
            <text:p>221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27" calcext:value-type="float">
            <text:p>23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86" calcext:value-type="float">
            <text:p>24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47" calcext:value-type="float">
            <text:p>254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507" calcext:value-type="float">
            <text:p>265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569" calcext:value-type="float">
            <text:p>275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629" calcext:value-type="float">
            <text:p>286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691" calcext:value-type="float">
            <text:p>2969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757" calcext:value-type="float">
            <text:p>307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51" calcext:value-type="float">
            <text:p>319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15" calcext:value-type="float">
            <text:p>330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076" calcext:value-type="float">
            <text:p>340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135" calcext:value-type="float">
            <text:p>35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97" calcext:value-type="float">
            <text:p>361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56" calcext:value-type="float">
            <text:p>372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315" calcext:value-type="float">
            <text:p>38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73" calcext:value-type="float">
            <text:p>393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433" calcext:value-type="float">
            <text:p>40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92" calcext:value-type="float">
            <text:p>414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611" calcext:value-type="float">
            <text:p>436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672" calcext:value-type="float">
            <text:p>446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733" calcext:value-type="float">
            <text:p>457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92" calcext:value-type="float">
            <text:p>46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853" calcext:value-type="float">
            <text:p>478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912" calcext:value-type="float">
            <text:p>489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973" calcext:value-type="float">
            <text:p>499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032" calcext:value-type="float">
            <text:p>510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225" calcext:value-type="float">
            <text:p>52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416" calcext:value-type="float">
            <text:p>53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77" calcext:value-type="float">
            <text:p>54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536" calcext:value-type="float">
            <text:p>555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861" calcext:value-type="float">
            <text:p>568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65" calcext:value-type="float">
            <text:p>114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88" calcext:value-type="float">
            <text:p>124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56" calcext:value-type="float">
            <text:p>136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21" calcext:value-type="float">
            <text:p>14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61" calcext:value-type="float">
            <text:p>158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06" calcext:value-type="float">
            <text:p>17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21" calcext:value-type="float">
            <text:p>18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73" calcext:value-type="float">
            <text:p>19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26" calcext:value-type="float">
            <text:p>20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78" calcext:value-type="float">
            <text:p>2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28" calcext:value-type="float">
            <text:p>2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82" calcext:value-type="float">
            <text:p>23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65" calcext:value-type="float">
            <text:p>25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18" calcext:value-type="float">
            <text:p>26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70" calcext:value-type="float">
            <text:p>271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21" calcext:value-type="float">
            <text:p>28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11" calcext:value-type="float">
            <text:p>294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472" calcext:value-type="float">
            <text:p>304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34" calcext:value-type="float">
            <text:p>31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96" calcext:value-type="float">
            <text:p>32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57" calcext:value-type="float">
            <text:p>33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50" calcext:value-type="float">
            <text:p>348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319" calcext:value-type="float">
            <text:p>36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88" calcext:value-type="float">
            <text:p>373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465" calcext:value-type="float">
            <text:p>384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555" calcext:value-type="float">
            <text:p>39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46" calcext:value-type="float">
            <text:p>40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39" calcext:value-type="float">
            <text:p>417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832" calcext:value-type="float">
            <text:p>428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930" calcext:value-type="float">
            <text:p>439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81" calcext:value-type="float">
            <text:p>45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02" calcext:value-type="float">
            <text:p>463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67" calcext:value-type="float">
            <text:p>47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31" calcext:value-type="float">
            <text:p>48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55" calcext:value-type="float">
            <text:p>49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79" calcext:value-type="float">
            <text:p>51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04" calcext:value-type="float">
            <text:p>52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83" calcext:value-type="float">
            <text:p>53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29" calcext:value-type="float">
            <text:p>54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76" calcext:value-type="float">
            <text:p>55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80" calcext:value-type="float">
            <text:p>567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85" calcext:value-type="float">
            <text:p>577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33" calcext:value-type="float">
            <text:p>58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37" calcext:value-type="float">
            <text:p>59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41" calcext:value-type="float">
            <text:p>60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07" calcext:value-type="float">
            <text:p>89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5" calcext:value-type="float">
            <text:p>11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82" calcext:value-type="float">
            <text:p>13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50" calcext:value-type="float">
            <text:p>14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98" calcext:value-type="float">
            <text:p>166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782" calcext:value-type="float">
            <text:p>177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865" calcext:value-type="float">
            <text:p>188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46" calcext:value-type="float">
            <text:p>199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031" calcext:value-type="float">
            <text:p>21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12" calcext:value-type="float">
            <text:p>221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94" calcext:value-type="float">
            <text:p>23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94" calcext:value-type="float">
            <text:p>24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40" calcext:value-type="float">
            <text:p>25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95" calcext:value-type="float">
            <text:p>27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31" calcext:value-type="float">
            <text:p>28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462" calcext:value-type="float">
            <text:p>29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94" calcext:value-type="float">
            <text:p>30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14" calcext:value-type="float">
            <text:p>32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16" calcext:value-type="float">
            <text:p>33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09" calcext:value-type="float">
            <text:p>34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39" calcext:value-type="float">
            <text:p>35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43" calcext:value-type="float">
            <text:p>37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90" calcext:value-type="float">
            <text:p>383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535" calcext:value-type="float">
            <text:p>39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79" calcext:value-type="float">
            <text:p>406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991" calcext:value-type="float">
            <text:p>4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50" calcext:value-type="float">
            <text:p>43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67" calcext:value-type="float">
            <text:p>45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27" calcext:value-type="float">
            <text:p>466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785" calcext:value-type="float">
            <text:p>47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52" calcext:value-type="float">
            <text:p>489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118" calcext:value-type="float">
            <text:p>501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284" calcext:value-type="float">
            <text:p>51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49" calcext:value-type="float">
            <text:p>52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82" calcext:value-type="float">
            <text:p>53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13" calcext:value-type="float">
            <text:p>55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78" calcext:value-type="float">
            <text:p>56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08" calcext:value-type="float">
            <text:p>57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75" calcext:value-type="float">
            <text:p>587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941" calcext:value-type="float">
            <text:p>5994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57:15.622000000</meta:creation-date>
    <dc:date>2018-06-05T10:03:31.403000000</dc:date>
    <meta:editing-duration>PT6M15S</meta:editing-duration>
    <meta:editing-cycles>1</meta:editing-cycles>
    <meta:document-statistic meta:table-count="1" meta:cell-count="314" meta:object-count="1"/>
    <meta:generator>LibreOffice/6.0.1.1$Windows_X86_64 LibreOffice_project/60bfb1526849283ce2491346ed2aa51c465abfe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29cm" svg:height="11.897cm" xlink:href=".." xlink:type="simple" chart:class="chart:line" chart:style-name="ch1">
        <chart:title svg:x="7.986cm" svg:y="0.373cm" chart:style-name="ch2">
          <text:p>Queue size for 4 hosts + 1 router</text:p>
        </chart:title>
        <chart:legend chart:legend-position="end" svg:x="20.321cm" svg:y="5.142cm" style:legend-expansion="high" chart:style-name="ch3"/>
        <chart:plot-area chart:style-name="ch4" table:cell-range-address="Sheet1.A1:Sheet1.A159 Sheet1.B1:Sheet1.B52 Sheet1.B54:Sheet1.B107 Sheet1.B109:Sheet1.B159" chart:data-source-has-labels="both" svg:x="1.457cm" svg:y="1.415cm" svg:width="18.408cm" svg:height="9.274cm">
          <chartooo:coordinate-region svg:x="2.139cm" svg:y="1.415cm" svg:width="17.726cm" svg:height="7.863cm"/>
          <chart:axis chart:dimension="x" chart:name="primary-x" chart:style-name="ch5" chartooo:axis-type="auto">
            <chartooo:date-scale/>
            <chart:title svg:x="9.905cm" svg:y="10.926cm" chart:style-name="ch6">
              <text:p>Time (ms)</text:p>
            </chart:title>
            <chart:categories table:cell-range-address="Sheet1.A1:Sheet1.A159"/>
          </chart:axis>
          <chart:axis chart:dimension="y" chart:name="primary-y" chart:style-name="ch5">
            <chart:title svg:x="0.451cm" svg:y="7.718cm" chart:style-name="ch7">
              <text:p>Queue size (max is 50)</text:p>
            </chart:title>
            <chart:grid chart:style-name="ch8" chart:class="major"/>
          </chart:axis>
          <chart:series chart:style-name="ch9" chart:values-cell-range-address="Sheet1.B1:Sheet1.B52" loext:label-string="taildrop" chart:class="chart:line">
            <chart:data-point chart:repeated="52"/>
          </chart:series>
          <chart:series chart:style-name="ch10" chart:values-cell-range-address="Sheet1.B54:Sheet1.B107" loext:label-string="red" chart:class="chart:line">
            <chart:data-point chart:repeated="54"/>
          </chart:series>
          <chart:series chart:style-name="ch11" chart:values-cell-range-address="Sheet1.B109:Sheet1.B159" loext:label-string="delay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ildrop</text:p>
              </table:table-cell>
              <table:table-cell office:value-type="string">
                <text:p>red</text:p>
              </table:table-cell>
              <table:table-cell office:value-type="string">
                <text:p>delay</text:p>
              </table:table-cell>
            </table:table-row>
          </table:table-header-rows>
          <table:table-rows>
            <table:table-row>
              <table:table-cell office:value-type="float" office:value="1067">
                <text:p>1067</text:p>
                <draw:g>
                  <svg:desc>Sheet1.A1:Sheet1.A159</svg:desc>
                </draw:g>
              </table:table-cell>
              <table:table-cell office:value-type="float" office:value="1">
                <text:p>1</text:p>
                <draw:g>
                  <svg:desc>Sheet1.B1:Sheet1.B52</svg:desc>
                </draw:g>
              </table:table-cell>
              <table:table-cell office:value-type="float" office:value="1">
                <text:p>1</text:p>
                <draw:g>
                  <svg:desc>Sheet1.B54:Sheet1.B107</svg:desc>
                </draw:g>
              </table:table-cell>
              <table:table-cell office:value-type="float" office:value="1">
                <text:p>1</text:p>
                <draw:g>
                  <svg:desc>Sheet1.B109:Sheet1.B159</svg:desc>
                </draw:g>
              </table:table-cell>
            </table:table-row>
            <table:table-row>
              <table:table-cell office:value-type="float" office:value="2121">
                <text:p>2121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63">
                <text:p>3163</text:p>
              </table:table-cell>
              <table:table-cell office:value-type="float" office:value="49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9">
                <text:p>4299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441">
                <text:p>5441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488">
                <text:p>6488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49">
                <text:p>7549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615">
                <text:p>8615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675">
                <text:p>967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28">
                <text:p>12328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388">
                <text:p>1338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448">
                <text:p>1444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507">
                <text:p>1550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568">
                <text:p>165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893">
                <text:p>178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955">
                <text:p>1895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013">
                <text:p>200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1073">
                <text:p>2107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134">
                <text:p>221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327">
                <text:p>233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386">
                <text:p>243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447">
                <text:p>2544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507">
                <text:p>2650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569">
                <text:p>27569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629">
                <text:p>28629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691">
                <text:p>2969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757">
                <text:p>30757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951">
                <text:p>3195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015">
                <text:p>3301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076">
                <text:p>3407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135">
                <text:p>35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197">
                <text:p>3619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256">
                <text:p>3725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315">
                <text:p>383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373">
                <text:p>3937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33">
                <text:p>4043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92">
                <text:p>4149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6792">
                <text:p>4679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7853">
                <text:p>47853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912">
                <text:p>4891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973">
                <text:p>49973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032">
                <text:p>51032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225">
                <text:p>5222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416">
                <text:p>534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477">
                <text:p>5447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5536">
                <text:p>5553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861">
                <text:p>5686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